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5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5-04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5-01-0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4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4-04-0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4-01-0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3-10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3-04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3-01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2-10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2-07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2-01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1-04-2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1-01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0-10-1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0-08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0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20-01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9-10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9-07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9-04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9-01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8-10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8-07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8-04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7-08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7-05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7-02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6-10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6-07-0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6-04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6-01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5-07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5-04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5-01-1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4-11-1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4-04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4-02-1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3-10-1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3-07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3-05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3-01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2-10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2-08-0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2-04-1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1-10-23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1-07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1-04-1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1-02-0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0-10-1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10-04-20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9-07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8-07-1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8-04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8-01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7-11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7-08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7-03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7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7-01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5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5-04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1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1-01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0-07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0-04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2000-01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8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7-10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5-07-25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5-03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5-01-0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4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2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2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2-03-31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1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9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9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6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9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8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8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7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6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5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4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2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7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9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8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7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6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4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4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4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3175</text:p>
          </table:table-cell>
          <table:table-cell office:value-type="string" calcext:value-type="string">
            <text:p>35S/06W-24BBD</text:p>
          </table:table-cell>
          <table:table-cell office:value-type="string" calcext:value-type="string">
            <text:p>196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" meta:object-count="0"/>
    <meta:user-defined meta:name="AppVersion">3.0</meta:user-defined>
  </office:meta>
</office:document-meta>
</file>